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ForbiddenFilter.doFilter( ServletRequest servletRequest , ServletResponse servletResponse , FilterChain filterCha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FlowForbidden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FlowForbiddenFilter.init( FilterConfig filter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